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448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2.491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2.215cm"/>
    </style:style>
    <style:style style:name="co18" style:family="table-column">
      <style:table-column-properties fo:break-before="auto" style:column-width="2.42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ck_trace_weather_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weather/trace/vpython_001.txt</text:p>
          </table:table-cell>
          <table:table-cell office:value-type="float" office:value="1" calcext:value-type="float">
            <text:p>1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2.txt</text:p>
          </table:table-cell>
          <table:table-cell office:value-type="float" office:value="2" calcext:value-type="float">
            <text:p>2</text:p>
          </table:table-cell>
          <table:table-cell office:value-type="float" office:value="2361748" calcext:value-type="float">
            <text:p>2361748</text:p>
          </table:table-cell>
          <table:table-cell office:value-type="float" office:value="4316893" calcext:value-type="float">
            <text:p>431689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3" calcext:value-type="float">
            <text:p>2386813</text:p>
          </table:table-cell>
          <table:table-cell office:value-type="float" office:value="4365034" calcext:value-type="float">
            <text:p>436503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3.txt</text:p>
          </table:table-cell>
          <table:table-cell office:value-type="float" office:value="3" calcext:value-type="float">
            <text:p>3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4.txt</text:p>
          </table:table-cell>
          <table:table-cell office:value-type="float" office:value="4" calcext:value-type="float">
            <text:p>4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5.txt</text:p>
          </table:table-cell>
          <table:table-cell office:value-type="float" office:value="5" calcext:value-type="float">
            <text:p>5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6.txt</text:p>
          </table:table-cell>
          <table:table-cell office:value-type="float" office:value="6" calcext:value-type="float">
            <text:p>6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7.txt</text:p>
          </table:table-cell>
          <table:table-cell office:value-type="float" office:value="7" calcext:value-type="float">
            <text:p>7</text:p>
          </table:table-cell>
          <table:table-cell office:value-type="float" office:value="2361721" calcext:value-type="float">
            <text:p>2361721</text:p>
          </table:table-cell>
          <table:table-cell office:value-type="float" office:value="4316848" calcext:value-type="float">
            <text:p>431684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6" calcext:value-type="float">
            <text:p>2386786</text:p>
          </table:table-cell>
          <table:table-cell office:value-type="float" office:value="4364989" calcext:value-type="float">
            <text:p>436498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8.txt</text:p>
          </table:table-cell>
          <table:table-cell office:value-type="float" office:value="8" calcext:value-type="float">
            <text:p>8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9.txt</text:p>
          </table:table-cell>
          <table:table-cell office:value-type="float" office:value="9" calcext:value-type="float">
            <text:p>9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1.txt</text:p>
          </table:table-cell>
          <table:table-cell office:value-type="float" office:value="11" calcext:value-type="float">
            <text:p>11</text:p>
          </table:table-cell>
          <table:table-cell office:value-type="float" office:value="2361730" calcext:value-type="float">
            <text:p>2361730</text:p>
          </table:table-cell>
          <table:table-cell office:value-type="float" office:value="4316863" calcext:value-type="float">
            <text:p>431686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5" calcext:value-type="float">
            <text:p>2386795</text:p>
          </table:table-cell>
          <table:table-cell office:value-type="float" office:value="4365004" calcext:value-type="float">
            <text:p>436500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2.txt</text:p>
          </table:table-cell>
          <table:table-cell office:value-type="float" office:value="12" calcext:value-type="float">
            <text:p>12</text:p>
          </table:table-cell>
          <table:table-cell office:value-type="float" office:value="2361748" calcext:value-type="float">
            <text:p>2361748</text:p>
          </table:table-cell>
          <table:table-cell office:value-type="float" office:value="4316893" calcext:value-type="float">
            <text:p>431689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3" calcext:value-type="float">
            <text:p>2386813</text:p>
          </table:table-cell>
          <table:table-cell office:value-type="float" office:value="4365034" calcext:value-type="float">
            <text:p>436503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3.txt</text:p>
          </table:table-cell>
          <table:table-cell office:value-type="float" office:value="13" calcext:value-type="float">
            <text:p>13</text:p>
          </table:table-cell>
          <table:table-cell office:value-type="float" office:value="2361730" calcext:value-type="float">
            <text:p>2361730</text:p>
          </table:table-cell>
          <table:table-cell office:value-type="float" office:value="4316863" calcext:value-type="float">
            <text:p>431686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5" calcext:value-type="float">
            <text:p>2386795</text:p>
          </table:table-cell>
          <table:table-cell office:value-type="float" office:value="4365004" calcext:value-type="float">
            <text:p>436500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4.txt</text:p>
          </table:table-cell>
          <table:table-cell office:value-type="float" office:value="14" calcext:value-type="float">
            <text:p>14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5.txt</text:p>
          </table:table-cell>
          <table:table-cell office:value-type="float" office:value="15" calcext:value-type="float">
            <text:p>15</text:p>
          </table:table-cell>
          <table:table-cell office:value-type="float" office:value="2361721" calcext:value-type="float">
            <text:p>2361721</text:p>
          </table:table-cell>
          <table:table-cell office:value-type="float" office:value="4316848" calcext:value-type="float">
            <text:p>431684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6" calcext:value-type="float">
            <text:p>2386786</text:p>
          </table:table-cell>
          <table:table-cell office:value-type="float" office:value="4364989" calcext:value-type="float">
            <text:p>436498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6.txt</text:p>
          </table:table-cell>
          <table:table-cell office:value-type="float" office:value="16" calcext:value-type="float">
            <text:p>16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6" calcext:value-type="float">
            <text:p>2386816</text:p>
          </table:table-cell>
          <table:table-cell office:value-type="float" office:value="4365039" calcext:value-type="float">
            <text:p>436503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7.txt</text:p>
          </table:table-cell>
          <table:table-cell office:value-type="float" office:value="17" calcext:value-type="float">
            <text:p>17</text:p>
          </table:table-cell>
          <table:table-cell office:value-type="float" office:value="2361739" calcext:value-type="float">
            <text:p>2361739</text:p>
          </table:table-cell>
          <table:table-cell office:value-type="float" office:value="4316878" calcext:value-type="float">
            <text:p>431687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4" calcext:value-type="float">
            <text:p>2386804</text:p>
          </table:table-cell>
          <table:table-cell office:value-type="float" office:value="4365019" calcext:value-type="float">
            <text:p>436501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8.txt</text:p>
          </table:table-cell>
          <table:table-cell office:value-type="float" office:value="18" calcext:value-type="float">
            <text:p>18</text:p>
          </table:table-cell>
          <table:table-cell office:value-type="float" office:value="2361727" calcext:value-type="float">
            <text:p>2361727</text:p>
          </table:table-cell>
          <table:table-cell office:value-type="float" office:value="4316858" calcext:value-type="float">
            <text:p>431685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2" calcext:value-type="float">
            <text:p>2386792</text:p>
          </table:table-cell>
          <table:table-cell office:value-type="float" office:value="4364999" calcext:value-type="float">
            <text:p>436499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9.txt</text:p>
          </table:table-cell>
          <table:table-cell office:value-type="float" office:value="19" calcext:value-type="float">
            <text:p>19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4" calcext:value-type="float">
            <text:p>436501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0.txt</text:p>
          </table:table-cell>
          <table:table-cell office:value-type="float" office:value="20" calcext:value-type="float">
            <text:p>20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1.txt</text:p>
          </table:table-cell>
          <table:table-cell office:value-type="float" office:value="21" calcext:value-type="float">
            <text:p>21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2.txt</text:p>
          </table:table-cell>
          <table:table-cell office:value-type="float" office:value="22" calcext:value-type="float">
            <text:p>22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3.txt</text:p>
          </table:table-cell>
          <table:table-cell office:value-type="float" office:value="23" calcext:value-type="float">
            <text:p>23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4.txt</text:p>
          </table:table-cell>
          <table:table-cell office:value-type="float" office:value="24" calcext:value-type="float">
            <text:p>24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5.txt</text:p>
          </table:table-cell>
          <table:table-cell office:value-type="float" office:value="25" calcext:value-type="float">
            <text:p>25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6" calcext:value-type="float">
            <text:p>2386816</text:p>
          </table:table-cell>
          <table:table-cell office:value-type="float" office:value="4365039" calcext:value-type="float">
            <text:p>436503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6.txt</text:p>
          </table:table-cell>
          <table:table-cell office:value-type="float" office:value="26" calcext:value-type="float">
            <text:p>26</text:p>
          </table:table-cell>
          <table:table-cell office:value-type="float" office:value="2361739" calcext:value-type="float">
            <text:p>2361739</text:p>
          </table:table-cell>
          <table:table-cell office:value-type="float" office:value="4316878" calcext:value-type="float">
            <text:p>431687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4" calcext:value-type="float">
            <text:p>2386804</text:p>
          </table:table-cell>
          <table:table-cell office:value-type="float" office:value="4365019" calcext:value-type="float">
            <text:p>436501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7.txt</text:p>
          </table:table-cell>
          <table:table-cell office:value-type="float" office:value="27" calcext:value-type="float">
            <text:p>27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8.txt</text:p>
          </table:table-cell>
          <table:table-cell office:value-type="float" office:value="28" calcext:value-type="float">
            <text:p>28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9.txt</text:p>
          </table:table-cell>
          <table:table-cell office:value-type="float" office:value="29" calcext:value-type="float">
            <text:p>29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4" calcext:value-type="float">
            <text:p>436501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30.txt</text:p>
          </table:table-cell>
          <table:table-cell office:value-type="float" office:value="30" calcext:value-type="float">
            <text:p>30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91" calcext:value-type="float">
            <text:p>24891</text:p>
          </table:table-cell>
          <table:table-cell office:value-type="float" office:value="47823" calcext:value-type="float">
            <text:p>47823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2" calcext:value-type="float">
            <text:p>4365012</text:p>
          </table:table-cell>
          <table:table-cell office:value-type="float" office:value="126" calcext:value-type="float">
            <text:p>126</text:p>
          </table:table-cell>
          <table:table-cell office:value-type="float" office:value="162886" calcext:value-type="float">
            <text:p>162886</text:p>
          </table:table-cell>
        </table:table-row>
        <table:table-row table:style-name="ro1">
          <table:table-cell office:value-type="string" calcext:value-type="string">
            <text:p>programs/weather/trace/vpython_031.txt</text:p>
          </table:table-cell>
          <table:table-cell office:value-type="float" office:value="31" calcext:value-type="float">
            <text:p>31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91" calcext:value-type="float">
            <text:p>24891</text:p>
          </table:table-cell>
          <table:table-cell office:value-type="float" office:value="47823" calcext:value-type="float">
            <text:p>47823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28" calcext:value-type="float">
            <text:p>2386828</text:p>
          </table:table-cell>
          <table:table-cell office:value-type="float" office:value="4365057" calcext:value-type="float">
            <text:p>4365057</text:p>
          </table:table-cell>
          <table:table-cell office:value-type="float" office:value="126" calcext:value-type="float">
            <text:p>126</text:p>
          </table:table-cell>
          <table:table-cell office:value-type="float" office:value="162886" calcext:value-type="float">
            <text:p>162886</text:p>
          </table:table-cell>
        </table:table-row>
        <table:table-row table:style-name="ro1">
          <table:table-cell office:value-type="string" calcext:value-type="string">
            <text:p>programs/weather/trace/vpython_032.txt</text:p>
          </table:table-cell>
          <table:table-cell office:value-type="float" office:value="32" calcext:value-type="float">
            <text:p>32</text:p>
          </table:table-cell>
          <table:table-cell office:value-type="float" office:value="2361757" calcext:value-type="float">
            <text:p>2361757</text:p>
          </table:table-cell>
          <table:table-cell office:value-type="float" office:value="4316908" calcext:value-type="float">
            <text:p>431690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6" calcext:value-type="float">
            <text:p>2386846</text:p>
          </table:table-cell>
          <table:table-cell office:value-type="float" office:value="4365085" calcext:value-type="float">
            <text:p>4365085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3.txt</text:p>
          </table:table-cell>
          <table:table-cell office:value-type="float" office:value="33" calcext:value-type="float">
            <text:p>33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22" calcext:value-type="float">
            <text:p>2386822</text:p>
          </table:table-cell>
          <table:table-cell office:value-type="float" office:value="4365045" calcext:value-type="float">
            <text:p>4365045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4.txt</text:p>
          </table:table-cell>
          <table:table-cell office:value-type="float" office:value="34" calcext:value-type="float">
            <text:p>34</text:p>
          </table:table-cell>
          <table:table-cell office:value-type="float" office:value="2361754" calcext:value-type="float">
            <text:p>2361754</text:p>
          </table:table-cell>
          <table:table-cell office:value-type="float" office:value="4316903" calcext:value-type="float">
            <text:p>431690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3" calcext:value-type="float">
            <text:p>2386843</text:p>
          </table:table-cell>
          <table:table-cell office:value-type="float" office:value="4365080" calcext:value-type="float">
            <text:p>4365080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5.txt</text:p>
          </table:table-cell>
          <table:table-cell office:value-type="float" office:value="35" calcext:value-type="float">
            <text:p>35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15" calcext:value-type="float">
            <text:p>24915</text:p>
          </table:table-cell>
          <table:table-cell office:value-type="float" office:value="47859" calcext:value-type="float">
            <text:p>47859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34" calcext:value-type="float">
            <text:p>2386834</text:p>
          </table:table-cell>
          <table:table-cell office:value-type="float" office:value="4365063" calcext:value-type="float">
            <text:p>4365063</text:p>
          </table:table-cell>
          <table:table-cell office:value-type="float" office:value="126" calcext:value-type="float">
            <text:p>126</text:p>
          </table:table-cell>
          <table:table-cell office:value-type="float" office:value="162888" calcext:value-type="float">
            <text:p>162888</text:p>
          </table:table-cell>
        </table:table-row>
        <table:table-row table:style-name="ro1">
          <table:table-cell office:value-type="string" calcext:value-type="string">
            <text:p>programs/weather/trace/vpython_036.txt</text:p>
          </table:table-cell>
          <table:table-cell office:value-type="float" office:value="36" calcext:value-type="float">
            <text:p>36</text:p>
          </table:table-cell>
          <table:table-cell office:value-type="float" office:value="2361757" calcext:value-type="float">
            <text:p>2361757</text:p>
          </table:table-cell>
          <table:table-cell office:value-type="float" office:value="4316908" calcext:value-type="float">
            <text:p>431690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15" calcext:value-type="float">
            <text:p>24915</text:p>
          </table:table-cell>
          <table:table-cell office:value-type="float" office:value="47859" calcext:value-type="float">
            <text:p>47859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58" calcext:value-type="float">
            <text:p>2386858</text:p>
          </table:table-cell>
          <table:table-cell office:value-type="float" office:value="4365103" calcext:value-type="float">
            <text:p>4365103</text:p>
          </table:table-cell>
          <table:table-cell office:value-type="float" office:value="126" calcext:value-type="float">
            <text:p>126</text:p>
          </table:table-cell>
          <table:table-cell office:value-type="float" office:value="162888" calcext:value-type="float">
            <text:p>162888</text:p>
          </table:table-cell>
        </table:table-row>
        <table:table-row table:style-name="ro1">
          <table:table-cell office:value-type="string" calcext:value-type="string">
            <text:p>programs/weather/trace/vpython_037.txt</text:p>
          </table:table-cell>
          <table:table-cell office:value-type="float" office:value="37" calcext:value-type="float">
            <text:p>37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27" calcext:value-type="float">
            <text:p>24927</text:p>
          </table:table-cell>
          <table:table-cell office:value-type="float" office:value="47877" calcext:value-type="float">
            <text:p>47877</text:p>
          </table:table-cell>
          <table:table-cell office:value-type="float" office:value="2" calcext:value-type="float">
            <text:p>2</text:p>
          </table:table-cell>
          <table:table-cell office:value-type="float" office:value="1174" calcext:value-type="float">
            <text:p>1174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9" calcext:value-type="float">
            <text:p>2386849</text:p>
          </table:table-cell>
          <table:table-cell office:value-type="float" office:value="4365086" calcext:value-type="float">
            <text:p>4365086</text:p>
          </table:table-cell>
          <table:table-cell office:value-type="float" office:value="126" calcext:value-type="float">
            <text:p>126</text:p>
          </table:table-cell>
          <table:table-cell office:value-type="float" office:value="162889" calcext:value-type="float">
            <text:p>162889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row</text:p>
          </table:table-cell>
          <table:table-cell office:value-type="string" calcext:value-type="string">
            <text:p>pop_in_A</text:p>
          </table:table-cell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office:value-type="float" office:value="24891" calcext:value-type="float">
            <text:p>24891</text:p>
          </table:table-cell>
          <table:table-cell table:number-columns-repeated="16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office:value-type="float" office:value="24891" calcext:value-type="float">
            <text:p>24891</text:p>
          </table:table-cell>
          <table:table-cell table:number-columns-repeated="16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office:value-type="float" office:value="24915" calcext:value-type="float">
            <text:p>24915</text:p>
          </table:table-cell>
          <table:table-cell table:number-columns-repeated="16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office:value-type="float" office:value="24915" calcext:value-type="float">
            <text:p>24915</text:p>
          </table:table-cell>
          <table:table-cell table:number-columns-repeated="16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office:value-type="float" office:value="24927" calcext:value-type="float">
            <text:p>2492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8T01:37:18.157980935</dc:date>
    <meta:editing-duration>PT10M18S</meta:editing-duration>
    <meta:editing-cycles>3</meta:editing-cycles>
    <meta:generator>LibreOffice/6.4.7.2$Linux_X86_64 LibreOffice_project/40$Build-2</meta:generator>
    <meta:document-statistic meta:table-count="1" meta:cell-count="760" meta:object-count="0"/>
  </office:meta>
</office:document-meta>
</file>